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dbc" officeooo:paragraph-rsid="0014edbc"/>
    </style:style>
    <style:style style:name="P2" style:family="paragraph" style:parent-style-name="Standard">
      <style:text-properties officeooo:paragraph-rsid="0015eadd"/>
    </style:style>
    <style:style style:name="P3" style:family="paragraph" style:parent-style-name="Standard">
      <style:text-properties fo:color="#ff5429" officeooo:rsid="0015eadd" officeooo:paragraph-rsid="0015eadd"/>
    </style:style>
    <style:style style:name="P4" style:family="paragraph" style:parent-style-name="Standard">
      <loext:graphic-properties draw:fill="none"/>
      <style:paragraph-properties fo:margin-left="0cm" fo:margin-right="0cm" style:line-height-at-least="0.503cm" fo:text-indent="0.101cm" style:auto-text-indent="false" fo:background-color="transparent"/>
      <style:text-properties fo:color="#d4d4d4" style:font-name="Droid Sans Mono" fo:font-size="10.5pt" fo:font-weight="normal" fo:background-color="#4e102d"/>
    </style:style>
    <style:style style:name="P5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5eadd" officeooo:paragraph-rsid="0015eadd"/>
    </style:style>
    <style:style style:name="P6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rsid="0015eadd" officeooo:paragraph-rsid="0015eadd" fo:background-color="#4e102d"/>
    </style:style>
    <style:style style:name="P7" style:family="paragraph" style:parent-style-name="Standard">
      <loext:graphic-properties draw:fill="none"/>
      <style:paragraph-properties fo:margin-left="0cm" fo:margin-right="0cm" fo:text-indent="0.101cm" style:auto-text-indent="false" fo:background-color="transparent"/>
      <style:text-properties officeooo:paragraph-rsid="0015ead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.101cm" style:auto-text-indent="false" style:page-number="auto" fo:background-color="transparent"/>
      <style:text-properties officeooo:paragraph-rsid="0015eadd" fo:background-color="#4e102d"/>
    </style:style>
    <style:style style:name="T1" style:family="text">
      <style:text-properties fo:color="#569cd6" style:font-name="Droid Sans Mono" fo:font-size="10.5pt" fo:font-weight="normal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10.5pt" fo:font-weight="normal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4ec9b0" style:font-name="Droid Sans Mono" fo:font-size="10.5pt" fo:font-weight="normal"/>
    </style:style>
    <style:style style:name="T9" style:family="text">
      <style:text-properties fo:color="#4ec9b0" style:font-name="Droid Sans Mono" fo:font-size="10.5pt" fo:font-weight="normal" fo:background-color="#1e1e1e" loext:char-shading-value="0"/>
    </style:style>
    <style:style style:name="T10" style:family="text">
      <style:text-properties fo:color="#ce9178" style:font-name="Droid Sans Mono" fo:font-size="10.5pt" fo:font-weight="normal"/>
    </style:style>
    <style:style style:name="T11" style:family="text">
      <style:text-properties fo:color="#ce9178" style:font-name="Droid Sans Mono" fo:font-size="10.5pt" fo:font-weight="normal" fo:background-color="#1e1e1e" loext:char-shading-value="0"/>
    </style:style>
    <style:style style:name="T12" style:family="text">
      <style:text-properties fo:color="#b5cea8"/>
    </style:style>
    <style:style style:name="T13" style:family="text">
      <style:text-properties officeooo:rsid="0015eadd"/>
    </style:style>
    <style:style style:name="T14" style:family="text">
      <style:text-properties officeooo:rsid="00169e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de la tarea 2 aux seminario</text:p>
      <text:p text:style-name="P1"/>
      <text:p text:style-name="P2"><text:span text:style-name="T13">* </text:span></text:p>
      <text:p text:style-name="P8"><text:span text:style-name="T1"><text:s/>var</text:span><text:span text:style-name="T3"> </text:span><text:span text:style-name="T6">namee</text:span><text:span text:style-name="T3">: </text:span><text:span text:style-name="T8">string</text:span><text:span text:style-name="T3"> = </text:span><text:span text:style-name="T10">"wilmer romario"</text:span><text:span text:style-name="T3">;</text:span></text:p>
      <text:p text:style-name="P4"><text:span text:style-name="T5"><text:s/>namee</text:span> = <text:span text:style-name="T12">15</text:span>;</text:p>
      <text:p text:style-name="P6"/>
      <text:p text:style-name="P5"><text:s/>R<text:span text:style-name="T14">esp</text:span>. typescript no deja actualizar un tipo de dato number a un tipo string</text:p>
      <text:p text:style-name="P7"><text:span text:style-name="T13"><text:s/></text:span><text:span text:style-name="T14">pero nos permite modificarlo asi </text:span><text:span text:style-name="T7">namee</text:span><text:span text:style-name="T4"> = </text:span><text:span text:style-name="T11">"15"</text:span><text:span text:style-name="T4">;</text:span></text:p>
      <text:p text:style-name="P5"/>
      <text:p text:style-name="P5">*</text:p>
      <text:p text:style-name="P5"><text:s/>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799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4:29:14.433566910</meta:creation-date>
    <dc:date>2021-05-18T14:49:31.875410892</dc:date>
    <meta:editing-duration>PT5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0" meta:character-count="215" meta:non-whitespace-character-count="176"/>
  </office:meta>
</office:document-meta>
</file>